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1.9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75.21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431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/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tical_phasor_plug_in_board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6" office:value-type="string" calcext:value-type="string">
            <text:p><text:s/>Quantity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5" office:value-type="string" calcext:value-type="string">
            <text:p>Unit Price</text:p>
          </table:table-cell>
          <table:table-cell table:style-name="ce5" office:value-type="string" calcext:value-type="string">
            <text:p>Total Price</text:p>
          </table:table-cell>
          <table:table-cell table:style-name="ce2" office:value-type="string" calcext:value-type="string">
            <text:p>Product Page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]*[.E2]" office:value-type="currency" office:currency="USD" office:value="0.1" calcext:value-type="currency">
            <text:p>$0.10</text:p>
          </table:table-cell>
          <table:table-cell table:style-name="ce4" office:value-type="string" calcext:value-type="string">
            <text:p><text:a xlink:href="https://www.mouser.com/ProductDetail/KEMET/C0805C330K5GACTU?qs=sGAEpiMZZMs0AnBnWHyRQDFFXrMS8epKKdBCCDfrMeo%3D" xlink:type="simple">https://www.mouser.com/ProductDetail/KEMET/C0805C330K5GACTU?qs=sGAEpiMZZMs0AnBnWHyRQDFFXrMS8epKKdBCCDfrMeo%3D</text:a></text:p>
          </table:table-cell>
        </table:table-row>
        <table:table-row table:style-name="ro1">
          <table:table-cell office:value-type="string" calcext:value-type="string">
            <text:p>C2 C12 C14 C16 C13 C15 C1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]*[.E3]" office:value-type="currency" office:currency="USD" office:value="0.7" calcext:value-type="currency">
            <text:p>$0.7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</table:table-row>
        <table:table-row table:style-name="ro1">
          <table:table-cell office:value-type="string" calcext:value-type="string">
            <text:p>C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2" calcext:value-type="currency">
            <text:p>$0.12</text:p>
          </table:table-cell>
          <table:table-cell table:style-name="ce4" table:formula="of:=[.B4]*[.E4]" office:value-type="currency" office:currency="USD" office:value="0.12" calcext:value-type="currency">
            <text:p>$0.12</text:p>
          </table:table-cell>
          <table:table-cell office:value-type="string" calcext:value-type="string">
            <text:p><text:a xlink:href="https://www.mouser.com/ProductDetail/Yageo/CC0805KRX7R8BB471?qs=sGAEpiMZZMs0AnBnWHyRQCF1lTWZ1EBLV3%252Bw%2FYY9d7Q%3D" xlink:type="simple">https://www.mouser.com/ProductDetail/Yageo/CC0805KRX7R8BB471?qs=sGAEpiMZZMs0AnBnWHyRQCF1lTWZ1EBLV3%252Bw%2FYY9d7Q%3D</text:a></text:p>
          </table:table-cell>
        </table:table-row>
        <table:table-row table:style-name="ro1">
          <table:table-cell office:value-type="string" calcext:value-type="string">
            <text:p>C4 C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5]*[.E5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Vishay-Vitramon/VJ0805A102KXAAC?qs=sGAEpiMZZMs0AnBnWHyRQKubRBCdVSJl%252BjBJP%2FZt0sU%3D" xlink:type="simple">https://www.mouser.com/ProductDetail/Vishay-Vitramon/VJ0805A102KXAAC?qs=sGAEpiMZZMs0AnBnWHyRQKubRBCdVSJl%252BjBJP%2FZt0sU%3D</text:a></text:p>
          </table:table-cell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68" calcext:value-type="currency">
            <text:p>$0.68</text:p>
          </table:table-cell>
          <table:table-cell table:style-name="ce4" table:formula="of:=[.B6]*[.E6]" office:value-type="currency" office:currency="USD" office:value="0.68" calcext:value-type="currency">
            <text:p>$0.68</text:p>
          </table:table-cell>
          <table:table-cell office:value-type="string" calcext:value-type="string">
            <text:p><text:a xlink:href="https://www.mouser.com/ProductDetail/KEMET/C0805C224M5RACTU?qs=%2Fha2pyFadugUkFrdBsG9l2Anw7ttAa7EjCKndt3UAFYgubnjdhFFng%3D%3D" xlink:type="simple">https://www.mouser.com/ProductDetail/KEMET/C0805C224M5RACTU?qs=%2Fha2pyFadugUkFrdBsG9l2Anw7ttAa7EjCKndt3UAFYgubnjdhFFng%3D%3D</text:a>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n3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28" calcext:value-type="currency">
            <text:p>$0.28</text:p>
          </table:table-cell>
          <table:table-cell table:style-name="ce4" table:formula="of:=[.B7]*[.E7]" office:value-type="currency" office:currency="USD" office:value="0.28" calcext:value-type="currency">
            <text:p>$0.28</text:p>
          </table:table-cell>
          <table:table-cell office:value-type="string" calcext:value-type="string">
            <text:p><text:a xlink:href="https://www.mouser.com/ProductDetail/KEMET/C0805C332M5RACTU?qs=%2Fha2pyFadugUkFrdBsG9l6JkrOuK1Wp1rO3vbm5%2FR8qL9DOFTjPY3g%3D%3D" xlink:type="simple">https://www.mouser.com/ProductDetail/KEMET/C0805C332M5RACTU?qs=%2Fha2pyFadugUkFrdBsG9l6JkrOuK1Wp1rO3vbm5%2FR8qL9DOFTjPY3g%3D%3D</text:a></text:p>
          </table:table-cell>
        </table:table-row>
        <table:table-row table:style-name="ro1">
          <table:table-cell office:value-type="string" calcext:value-type="string">
            <text:p>C5 C6 C7 C9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n8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44" calcext:value-type="currency">
            <text:p>$0.44</text:p>
          </table:table-cell>
          <table:table-cell table:style-name="ce4" table:formula="of:=[.B8]*[.E8]" office:value-type="currency" office:currency="USD" office:value="2.64" calcext:value-type="currency">
            <text:p>$2.64</text:p>
          </table:table-cell>
          <table:table-cell office:value-type="string" calcext:value-type="string">
            <text:p><text:a xlink:href="https://www.mouser.com/ProductDetail/Panasonic/ECH-U1C682JX5?qs=sGAEpiMZZMv1cc3ydrPrF%252BfZ13WJ%2Fr1%2F51%252BoMgseN5c%3D" xlink:type="simple">https://www.mouser.com/ProductDetail/Panasonic/ECH-U1C682JX5?qs=sGAEpiMZZMv1cc3ydrPrF%252BfZ13WJ%2Fr1%2F51%252BoMgseN5c%3D</text:a>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21" calcext:value-type="currency">
            <text:p>$0.21</text:p>
          </table:table-cell>
          <table:table-cell table:style-name="ce4" table:formula="of:=[.B9]*[.E9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mouser.com/ProductDetail/Yageo/CC0805ZRY5V8BB474?qs=sGAEpiMZZMsh%252B1woXyUXj1b8xe%2FdclbXviiShlLZevs%3D" xlink:type="simple">https://www.mouser.com/ProductDetail/Yageo/CC0805ZRY5V8BB474?qs=sGAEpiMZZMsh%252B1woXyUXj1b8xe%2FdclbXviiShlLZevs%3D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SOD-123</text:p>
          </table:table-cell>
          <table:table-cell table:style-name="ce4" office:value-type="currency" office:currency="USD" office:value="0.19" calcext:value-type="currency">
            <text:p>$0.19</text:p>
          </table:table-cell>
          <table:table-cell table:style-name="ce4" table:formula="of:=[.B10]*[.E10]" office:value-type="currency" office:currency="USD" office:value="0.19" calcext:value-type="currency">
            <text:p>$0.19</text:p>
          </table:table-cell>
          <table:table-cell office:value-type="string" calcext:value-type="string">
            <text:p><text:a xlink:href="https://www.mouser.com/ProductDetail/Taiwan-Semiconductor/1N914BW-RH?qs=sGAEpiMZZMtoHjESLttvkpiEf45tyWdqHSzCYnLH%2FpA%3D" xlink:type="simple">https://www.mouser.com/ProductDetail/Taiwan-Semiconductor/1N914BW-RH?qs=sGAEpiMZZMtoHjESLttvkpiEf45tyWdqHSzCYnLH%2FpA%3D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diffused</text:p>
          </table:table-cell>
          <table:table-cell office:value-type="string" calcext:value-type="string">
            <text:p>5mm LED, green diffused or to taste</text:p>
          </table:table-cell>
          <table:table-cell table:style-name="ce4" office:value-type="currency" office:currency="USD" office:value="1.02" calcext:value-type="currency">
            <text:p>$1.02</text:p>
          </table:table-cell>
          <table:table-cell table:style-name="ce4" table:formula="of:=[.B11]*[.E11]" office:value-type="currency" office:currency="USD" office:value="1.02" calcext:value-type="currency">
            <text:p>$1.02</text:p>
          </table:table-cell>
          <table:table-cell office:value-type="string" calcext:value-type="string">
            <text:p><text:a xlink:href="https://www.mouser.com/ProductDetail/Kingbright/WP7083ZGD-G?qs=sGAEpiMZZMtmwHDZQCdlqakguNLvCrcax4VcuwqR0CU%3D" xlink:type="simple">https://www.mouser.com/ProductDetail/Kingbright/WP7083ZGD-G?qs=sGAEpiMZZMtmwHDZQCdlqakguNLvCrcax4VcuwqR0CU%3D</text:a>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SOD-123</text:p>
          </table:table-cell>
          <table:table-cell table:style-name="ce4" office:value-type="currency" office:currency="USD" office:value="0.22" calcext:value-type="currency">
            <text:p>$0.22</text:p>
          </table:table-cell>
          <table:table-cell table:style-name="ce4" table:formula="of:=[.B12]*[.E12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Micro-Commercial-Components-MCC/MMSZ5225B-TP?qs=sGAEpiMZZMtQ8nqTKtFS%2FKiApRWFN7sOaZ%2FIkgkB6vE%3D" xlink:type="simple">https://www.mouser.com/ProductDetail/Micro-Commercial-Components-MCC/MMSZ5225B-TP?qs=sGAEpiMZZMtQ8nqTKtFS%2FKiApRWFN7sOaZ%2FIkgkB6vE%3D</text:a></text:p>
          </table:table-cell>
        </table:table-row>
        <table:table-row table:style-name="ro1">
          <table:table-cell office:value-type="string" calcext:value-type="string">
            <text:p>J1 J2 J3 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2.54mm pin header</text:p>
          </table:table-cell>
          <table:table-cell table:style-name="ce4" office:value-type="currency" office:currency="USD" office:value="2.78" calcext:value-type="currency">
            <text:p>$2.78</text:p>
          </table:table-cell>
          <table:table-cell table:style-name="ce4" table:formula="of:=[.B13]*[.E13]" office:value-type="currency" office:currency="USD" office:value="2.78" calcext:value-type="currency">
            <text:p>$2.78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M847DS135</text:p>
          </table:table-cell>
          <table:table-cell office:value-type="string" calcext:value-type="string">
            <text:p>SOT457</text:p>
          </table:table-cell>
          <table:table-cell table:style-name="ce4" office:value-type="currency" office:currency="USD" office:value="0.41" calcext:value-type="currency">
            <text:p>$0.41</text:p>
          </table:table-cell>
          <table:table-cell table:style-name="ce4" table:formula="of:=[.B14]*[.E14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mouser.com/ProductDetail/Nexperia/BCM847DS115?qs=sGAEpiMZZMshyDBzk1%2FWi7dklbCN21lXJT5Y%2FGkr8I0%3D" xlink:type="simple">https://www.mouser.com/ProductDetail/Nexperia/BCM847DS115?qs=sGAEpiMZZMshyDBzk1%2FWi7dklbCN21lXJT5Y%2FGkr8I0%3D</text:a></text:p>
          </table:table-cell>
        </table:table-row>
        <table:table-row table:style-name="ro1">
          <table:table-cell office:value-type="string" calcext:value-type="string">
            <text:p>Q3 Q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table:style-name="ce4" office:value-type="currency" office:currency="USD" office:value="0.11" calcext:value-type="currency">
            <text:p>$0.11</text:p>
          </table:table-cell>
          <table:table-cell table:style-name="ce4" table:formula="of:=[.B15]*[.E15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Diodes-Incorporated/MMBT3904-7-F?qs=sGAEpiMZZMshyDBzk1%2FWi1dT3nwsZmYoiI8o96T1S7I%3D" xlink:type="simple">https://www.mouser.com/ProductDetail/Diodes-Incorporated/MMBT3904-7-F?qs=sGAEpiMZZMshyDBzk1%2FWi1dT3nwsZmYoiI8o96T1S7I%3D</text:a></text:p>
          </table:table-cell>
        </table:table-row>
        <table:table-row table:style-name="ro1">
          <table:table-cell office:value-type="string" calcext:value-type="string">
            <text:p>Q5 Q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table:style-name="ce4" office:value-type="currency" office:currency="USD" office:value="0.11" calcext:value-type="currency">
            <text:p>$0.11</text:p>
          </table:table-cell>
          <table:table-cell table:style-name="ce4" table:formula="of:=[.B16]*[.E16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Diodes-Incorporated/MMBT3906-7-F?qs=sGAEpiMZZMshyDBzk1%2FWi6ThrNvs3BALhhZVp4dTcTc%3D" xlink:type="simple">https://www.mouser.com/ProductDetail/Diodes-Incorporated/MMBT3906-7-F?qs=sGAEpiMZZMshyDBzk1%2FWi6ThrNvs3BALhhZVp4dTcTc%3D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17]*[.E17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1ELF?qs=sGAEpiMZZMtlubZbdhIBIDEmHCAUH0R00YkQ5QCZCac%3D" xlink:type="simple">https://www.mouser.com/ProductDetail/Bourns/CR0805-FX-3901ELF?qs=sGAEpiMZZMtlubZbdhIBIDEmHCAUH0R00YkQ5QCZCac%3D</text:a></text:p>
          </table:table-cell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6802ELF?qs=%2Fha2pyFaduhahI5VuYfWYRAUbxcIlCnV9dwW%252Bj9B5gSVBhmQo1Zpjg%3D%3D" xlink:type="simple">https://www.mouser.com/ProductDetail/Bourns/CR0805-FX-6802ELF?qs=%2Fha2pyFaduhahI5VuYfWYRAUbxcIlCnV9dwW%252Bj9B5gSVBhmQo1Zpjg%3D%3D</text:a></text:p>
          </table:table-cell>
        </table:table-row>
        <table:table-row table:style-name="ro1"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19]*[.E1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4ELF?qs=%2Fha2pyFaduhahI5VuYfWYWbxoGryoNqDUb1mm3qpL13dG6TNWNBU7A%3D%3D" xlink:type="simple">https://www.mouser.com/ProductDetail/Bourns/CR0805-FX-1004ELF?qs=%2Fha2pyFaduhahI5VuYfWYWbxoGryoNqDUb1mm3qpL13dG6TNWNBU7A%3D%3D</text:a>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0]*[.E2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2ELF?qs=%2Fha2pyFaduhahI5VuYfWYZyKNK8Zpj7LJNP5Wowy085CilT6BTAV%2FA%3D%3D" xlink:type="simple">https://www.mouser.com/ProductDetail/Bourns/CR0805-FX-1002ELF?qs=%2Fha2pyFaduhahI5VuYfWYZyKNK8Zpj7LJNP5Wowy085CilT6BTAV%2FA%3D%3D</text:a></text:p>
          </table:table-cell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R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0ELF?qs=%2Fha2pyFaduhahI5VuYfWYUrgooBJH85lYHJF9f2HyYUgqEiPtJLdxw%3D%3D" xlink:type="simple">https://www.mouser.com/ProductDetail/Bourns/CR0805-FX-1000ELF?qs=%2Fha2pyFaduhahI5VuYfWYUrgooBJH85lYHJF9f2HyYUgqEiPtJLdxw%3D%3D</text:a></text:p>
          </table:table-cell>
        </table:table-row>
        <table:table-row table:style-name="ro1">
          <table:table-cell office:value-type="string" calcext:value-type="string">
            <text:p>R14 R17 R21 R26 R34 R4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LDR_5.0x4.1mm_P3mm</text:p>
          </table:table-cell>
          <table:table-cell table:style-name="ce4" office:value-type="currency" office:currency="USD" office:value="0.89" calcext:value-type="currency">
            <text:p>$0.89</text:p>
          </table:table-cell>
          <table:table-cell table:style-name="ce4" table:formula="of:=[.B22]*[.E22]" office:value-type="currency" office:currency="USD" office:value="5.34" calcext:value-type="currency">
            <text:p>$5.34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3ELF?qs=%2Fha2pyFaduhahI5VuYfWYZU2%252BU13jg%252BhdPwpcZftqccKoLo%252BUgly0Q%3D%3D" xlink:type="simple">https://www.mouser.com/ProductDetail/Bourns/CR0805-FX-3903ELF?qs=%2Fha2pyFaduhahI5VuYfWYZU2%252BU13jg%252BhdPwpcZftqccKoLo%252BUgly0Q%3D%3D</text:a></text:p>
          </table:table-cell>
        </table:table-row>
        <table:table-row table:style-name="ro1">
          <table:table-cell office:value-type="string" calcext:value-type="string">
            <text:p>R33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4]*[.E24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4702ELF?qs=%2Fha2pyFaduhahI5VuYfWYZZA2%2FxCC1CrgN6zHSuTVziqq0%252By7SBnBQ%3D%3D" xlink:type="simple">https://www.mouser.com/ProductDetail/Bourns/CR0805-FX-4702ELF?qs=%2Fha2pyFaduhahI5VuYfWYZZA2%2FxCC1CrgN6zHSuTVziqq0%252By7SBnBQ%3D%3D</text:a></text:p>
          </table:table-cell>
        </table:table-row>
        <table:table-row table:style-name="ro1">
          <table:table-cell office:value-type="string" calcext:value-type="string">
            <text:p>R35 R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5]*[.E25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2200ELF?qs=%2Fha2pyFaduhahI5VuYfWYW%252B7eMhlMT%252BfeAFs4sD4cvyyePBE4VVtZQ%3D%3D" xlink:type="simple">https://www.mouser.com/ProductDetail/Bourns/CR0805-FX-2200ELF?qs=%2Fha2pyFaduhahI5VuYfWYW%252B7eMhlMT%252BfeAFs4sD4cvyyePBE4VVtZQ%3D%3D</text:a></text:p>
          </table:table-cell>
        </table:table-row>
        <table:table-row table:style-name="ro1">
          <table:table-cell office:value-type="string" calcext:value-type="string">
            <text:p>R37 R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6]*[.E26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7]*[.E27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6803ELF?qs=%2Fha2pyFaduhahI5VuYfWYYZbzMZSTrQ4RJhFdE%2FOshZPsA%252BWDrH%2FgQ%3D%3D" xlink:type="simple">https://www.mouser.com/ProductDetail/Bourns/CR0805-FX-6803ELF?qs=%2Fha2pyFaduhahI5VuYfWYYZbzMZSTrQ4RJhFdE%2FOshZPsA%252BWDrH%2FgQ%3D%3D</text:a>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8]*[.E2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8201ELF?qs=%2Fha2pyFaduhahI5VuYfWYZdkdXW4R%2FGt5JV9PuJld5WhqR8aWP4bqw%3D%3D" xlink:type="simple">https://www.mouser.com/ProductDetail/Bourns/CR0805-FX-8201ELF?qs=%2Fha2pyFaduhahI5VuYfWYZdkdXW4R%2FGt5JV9PuJld5WhqR8aWP4bqw%3D%3D</text:a></text:p>
          </table:table-cell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9]*[.E2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2ELF?qs=%2Fha2pyFaduhahI5VuYfWYRIxmZvzuCz3Gc%2FltCe0Nr4idhCLE15jig%3D%3D" xlink:type="simple">https://www.mouser.com/ProductDetail/Bourns/CR0805-FX-1202ELF?qs=%2Fha2pyFaduhahI5VuYfWYRIxmZvzuCz3Gc%2FltCe0Nr4idhCLE15jig%3D%3D</text:a></text:p>
          </table:table-cell>
        </table:table-row>
        <table:table-row table:style-name="ro1">
          <table:table-cell office:value-type="string" calcext:value-type="string">
            <text:p>R4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0]*[.E3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3ELF?qs=%2Fha2pyFaduhahI5VuYfWYZsXw4yA1hx8TO6oAu5slpFsuvRta%2F%252B2RA%3D%3D" xlink:type="simple">https://www.mouser.com/ProductDetail/Bourns/CR0805-FX-1203ELF?qs=%2Fha2pyFaduhahI5VuYfWYZsXw4yA1hx8TO6oAu5slpFsuvRta%2F%252B2RA%3D%3D</text:a></text:p>
          </table:table-cell>
        </table:table-row>
        <table:table-row table:style-name="ro1">
          <table:table-cell office:value-type="string" calcext:value-type="string">
            <text:p>R7 R9 R16 R19 R20 R23 R24 R30 R32 R38 R40 R44 R3 R6 R48 R47 R46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k7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1]*[.E31]" office:value-type="currency" office:currency="USD" office:value="1.7" calcext:value-type="currency">
            <text:p>$1.7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</table:table-row>
        <table:table-row table:style-name="ro1">
          <table:table-cell office:value-type="string" calcext:value-type="string">
            <text:p>R8 R18 R22 R28 R36 R43 R5 R25 R2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2]*[.E32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Bourns/CR0805-FX-2203ELF?qs=%2Fha2pyFaduhahI5VuYfWYZ9zWVMgbNpQxXoejSuxgb6lNEEVzqB9Tw%3D%3D" xlink:type="simple">https://www.mouser.com/ProductDetail/Bourns/CR0805-FX-2203ELF?qs=%2Fha2pyFaduhahI5VuYfWYZ9zWVMgbNpQxXoejSuxgb6lNEEVzqB9Tw%3D%3D</text:a>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4" office:value-type="string" calcext:value-type="string">
            <text:p>Bourns_3269W_Vertical</text:p>
          </table:table-cell>
          <table:table-cell table:style-name="ce4" office:value-type="currency" office:currency="USD" office:value="4.83" calcext:value-type="currency">
            <text:p>$4.83</text:p>
          </table:table-cell>
          <table:table-cell table:style-name="ce4" table:formula="of:=[.B33]*[.E33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3LF?qs=sGAEpiMZZMvygUB3GLcD7lKKmqkeksZmGot4dXELruo%3D" xlink:type="simple">https://www.mouser.com/ProductDetail/Bourns/3269W-1-103LF?qs=sGAEpiMZZMvygUB3GLcD7lKKmqkeksZmGot4dXELruo%3D</text:a>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_Vertical</text:p>
          </table:table-cell>
          <table:table-cell table:number-columns-repeated="2" table:style-name="ce4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4LF?qs=sGAEpiMZZMvygUB3GLcD7iPUMwpiXMBsQtXtzdbyTwg%3D" xlink:type="simple">https://www.mouser.com/ProductDetail/Bourns/3269W-1-104LF?qs=sGAEpiMZZMvygUB3GLcD7iPUMwpiXMBsQtXtzdbyTwg%3D</text:a></text:p>
          </table:table-cell>
        </table:table-row>
        <table:table-row table:style-name="ro1">
          <table:table-cell office:value-type="string" calcext:value-type="string">
            <text:p>RV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Bourns_3269W_Vertical</text:p>
          </table:table-cell>
          <table:table-cell table:style-name="ce4" office:value-type="currency" office:currency="USD" office:value="4.83" calcext:value-type="currency">
            <text:p>$4.83</text:p>
          </table:table-cell>
          <table:table-cell table:style-name="ce4" table:formula="of:=[.B35]*[.E35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503LF?qs=sGAEpiMZZMvygUB3GLcD7ojGNC38Ba8zkFz9oELLscE%3D" xlink:type="simple">https://www.mouser.com/ProductDetail/Bourns/3269W-1-503LF?qs=sGAEpiMZZMvygUB3GLcD7ojGNC38Ba8zkFz9oELLscE%3D</text:a></text:p>
          </table:table-cell>
        </table:table-row>
        <table:table-row table:style-name="ro1">
          <table:table-cell office:value-type="string" calcext:value-type="string">
            <text:p>U2 U3 U4 U1 U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4558</text:p>
          </table:table-cell>
          <table:table-cell office:value-type="string" calcext:value-type="string">
            <text:p>SOIC-8_3.9x4.9mm_P1.27mm</text:p>
          </table:table-cell>
          <table:table-cell table:style-name="ce4" office:value-type="currency" office:currency="USD" office:value="0.41" calcext:value-type="currency">
            <text:p>$0.41</text:p>
          </table:table-cell>
          <table:table-cell table:style-name="ce4" table:formula="of:=[.B36]*[.E36]" office:value-type="currency" office:currency="USD" office:value="2.05" calcext:value-type="currency">
            <text:p>$2.05</text:p>
          </table:table-cell>
          <table:table-cell office:value-type="string" calcext:value-type="string">
            <text:p><text:a xlink:href="https://www.mouser.com/ProductDetail/Texas-Instruments/RC4558DRG4?qs=sGAEpiMZZMtCHixnSjNA6Mrdwin7F8A2d6212birSII%3D" xlink:type="simple">https://www.mouser.com/ProductDetail/Texas-Instruments/RC4558DRG4?qs=sGAEpiMZZMtCHixnSjNA6Mrdwin7F8A2d6212birSII%3D</text:a>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_3.9x4.9mm_P1.27mm</text:p>
          </table:table-cell>
          <table:table-cell table:style-name="ce4" office:value-type="currency" office:currency="USD" office:value="0.59" calcext:value-type="currency">
            <text:p>$0.59</text:p>
          </table:table-cell>
          <table:table-cell table:style-name="ce4" table:formula="of:=[.B37]*[.E37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Link To Mouser Project:</text:p>
          </table:table-cell>
          <table:table-cell/>
          <table:table-cell office:value-type="string" calcext:value-type="string">
            <text:p><text:a xlink:href="https://www.mouser.com/ProjectManager/ProjectDetail.aspx?AccessID=9e69f1ee1d" xlink:type="simple">https://www.mouser.com/ProjectManager/ProjectDetail.aspx?AccessID=9e69f1ee1d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Link to OSHPark board:</text:p>
          </table:table-cell>
          <table:table-cell/>
          <table:table-cell office:value-type="string" calcext:value-type="string">
            <text:p><text:a xlink:href="https://oshpark.com/shared_projects/cKb5LmaA" xlink:type="simple">https://oshpark.com/shared_projects/cKb5LmaA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Note:<text:span text:style-name="T1"> Mouser project has all parts needed except for the LDRs</text:span></text:p>
          </table:table-cell>
          <table:table-cell table:number-columns-repeated="6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07:08:37.831496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07:16:09.574583288</dc:date>
    <meta:editing-duration>PT31M</meta:editing-duration>
    <meta:editing-cycles>11</meta:editing-cycles>
    <meta:generator>LibreOffice/6.0.7.3$Linux_X86_64 LibreOffice_project/00m0$Build-3</meta:generator>
    <meta:document-statistic meta:table-count="1" meta:cell-count="264" meta:object-count="0"/>
  </office:meta>
</office:document-meta>
</file>